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3.4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556cm" svg:x="6.842cm" svg:y="7.985cm">
          <text:p text:style-name="P1">Command 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.637cm" svg:height="0.127cm" svg:x="1.762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635cm" svg:x="9.636cm" svg:y="13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747cm" svg:height="3.683cm" svg:x="6.207cm" svg:y="16.24cm">
          <text:p text:style-name="P1">Form Function</text:p>
          <text:p text:style-name="P1">(TDL,Python,.NET,Lua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743cm" svg:y1="11.577cm" svg:x2="9.743cm" svg:y2="13.482cm">
          <text:p/>
        </draw:line>
        <draw:line draw:style-name="gr4" draw:text-style-name="P1" draw:layer="layout" svg:x1="9.834cm" svg:y1="14.081cm" svg:x2="9.834cm" svg:y2="16.113cm">
          <text:p/>
        </draw:line>
        <draw:frame draw:style-name="gr5" draw:layer="layout" svg:width="2.921cm" svg:height="0.962cm" svg:x="11.414cm" svg:y="12.938cm">
          <draw:text-box>
            <text:p>Provider</text:p>
          </draw:text-box>
        </draw:frame>
        <draw:custom-shape draw:style-name="gr1" draw:text-style-name="P1" draw:layer="layout" svg:width="7.493cm" svg:height="2.794cm" svg:x="2.524cm" svg:y="3.286cm">
          <text:p text:style-name="P1">Request</text:p>
          <text:p text:style-name="P1">(XML,JSON,CSV,etc..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88cm" svg:y1="6.08cm" svg:x2="8.493cm" svg:y2="8.112cm">
          <text:p/>
        </draw:line>
        <draw:custom-shape draw:style-name="gr2" draw:text-style-name="P1" draw:layer="layout" svg:width="16.637cm" svg:height="0.127cm" svg:x="1.889cm" svg:y="24.24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763cm" svg:y1="19.923cm" svg:x2="9.763cm" svg:y2="23.86cm">
          <text:p/>
        </draw:line>
        <draw:frame draw:style-name="gr6" draw:layer="layout" svg:width="6.564cm" svg:height="0.962cm" svg:x="11.2cm" svg:y="23.479cm">
          <draw:text-box>
            <text:p text:style-name="P1">Data Tier <text:s/>(Database)</text:p>
          </draw:text-box>
        </draw:frame>
        <draw:custom-shape draw:style-name="gr3" draw:text-style-name="P1" draw:layer="layout" svg:width="0.762cm" svg:height="0.762cm" svg:x="9.636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271cm" svg:y1="23.987cm" svg:x2="10.271cm" svg:y2="19.796cm">
          <text:p/>
        </draw:line>
        <draw:custom-shape draw:style-name="gr1" draw:text-style-name="P1" draw:layer="layout" svg:width="7.493cm" svg:height="2.794cm" svg:x="10.271cm" svg:y="3.286cm">
          <text:p text:style-name="P1">Answer</text:p>
          <text:p text:style-name="P1">(Format same as Request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541cm" svg:y1="8.112cm" svg:x2="14.081cm" svg:y2="6.207cm">
          <text:p/>
        </draw:line>
        <draw:line draw:style-name="gr4" draw:text-style-name="P1" draw:layer="layout" svg:x1="10.271cm" svg:y1="15.986cm" svg:x2="10.271cm" svg:y2="13.954cm">
          <text:p/>
        </draw:line>
        <draw:line draw:style-name="gr4" draw:text-style-name="P1" draw:layer="layout" svg:x1="10.271cm" svg:y1="13.446cm" svg:x2="10.271cm" svg:y2="11.5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3T16:27:12</meta:creation-date>
    <dc:date>2013-10-11T18:19:35</dc:date>
    <meta:editing-duration>PT29M11S</meta:editing-duration>
    <meta:editing-cycles>6</meta:editing-cycles>
    <meta:generator>LibreOffice/3.5$Linux_X86_64 LibreOffice_project/350m1$Build-2</meta:generator>
    <meta:document-statistic meta:object-count="18"/>
  </office:meta>
</office:document-meta>
</file>